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MapWrapper.putAll( Map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MapWrapper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MapWrapper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MapWrapper.getRealMap( boolean cre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ssionMapWrapper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MapWrapper.contains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MapWrapper.SessionMapWrapper( RequestContextProvider provider , String att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MapWrapper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MapWrapp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MapWrapper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MapWrapper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MapWrapper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MapWrapper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MapWrapper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